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writing-mode="lr-tb"/>
      <style:text-properties officeooo:rsid="000b6b6e" officeooo:paragraph-rsid="000b6b6e"/>
    </style:style>
    <style:style style:name="P2" style:family="paragraph" style:parent-style-name="Standard">
      <style:paragraph-properties style:writing-mode="lr-tb"/>
      <style:text-properties officeooo:rsid="00078edb" officeooo:paragraph-rsid="00078edb"/>
    </style:style>
    <style:style style:name="P3" style:family="paragraph" style:parent-style-name="Footnote">
      <style:text-properties officeooo:rsid="00078edb" officeooo:paragraph-rsid="00078edb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small-caps" fo:color="#c9211e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variant="small-caps" fo:color="#c9211e" fo:font-style="normal" fo:font-weight="bold" officeooo:rsid="0009069f" style:font-style-asian="normal" style:font-weight-asian="bold" style:font-style-complex="normal" style:font-weight-complex="bold"/>
    </style:style>
    <style:style style:name="T3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office:annotation office:name="__Annotation__1611_4042615183" loext:resolved="false"><dc:creator>Unknown Author</dc:creator><dc:date>2020-09-05T14:36:29.448792147</dc:date><text:p text:style-name="P5"><text:span text:style-name="T4">TXT_MAINTEXT</text:span></text:p></office:annotation>Comment<office:annotation-end office:name="__Annotation__1611_4042615183"/> in footnotes<text:note text:id="ftn1" text:note-class="footnote"><text:note-citation>1</text:note-citation><text:note-body><text:p text:style-name="P3"><office:annotation office:name="__Annotation__89089_2592155295" loext:resolved="false"><dc:creator>Unknown Author</dc:creator><dc:date>2020-09-04T22:19:38.749236317</dc:date><text:p text:style-name="P4"><text:span text:style-name="T4">TXT_FTN || TXT_EDN</text:span></text:p></office:annotation><text:span text:style-name="T1">Apparen</text:span><text:span text:style-name="T2">t</text:span><text:span text:style-name="T3">ly</text:span><office:annotation-end office:name="__Annotation__89089_2592155295"/> not handled well in DOCX export...</text:p></text:note-body></text:note>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officeooo:rsid="000b6b6e" officeooo:paragraph-rsid="000b6b6e"/>
    </style:style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cm" fo:margin-left="0cm" fo:margin-right="0cm" fo:margin-bottom="1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omments in header<office:annotation office:name="__Annotation__1555_4042615183" loext:resolved="false"><dc:creator>Unknown Author</dc:creator><dc:date>2020-09-05T14:34:42.440103265</dc:date><text:p>m_nTextTyp == TXT_HDFT</text:p></office:annotation>?<office:annotation-end office:name="__Annotation__1555_404261518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22:18:31.442815312</meta:creation-date>
    <dc:date>2020-09-05T14:39:29.986131176</dc:date>
    <meta:editing-duration>PT6M4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3" meta:word-count="13" meta:character-count="86" meta:non-whitespace-character-count="76"/>
  </office:meta>
</office:document-meta>
</file>